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61ff" officeooo:paragraph-rsid="000c61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communication between different applications</text:p>
      <text:p text:style-name="P1"/>
      <text:p text:style-name="P1">JSON </text:p>
      <text:p text:style-name="P1">HTTP</text:p>
      <text:p text:style-name="P1"/>
      <text:p text:style-name="P1">Java</text:p>
      <text:p text:style-name="P1">PHP</text:p>
      <text:p text:style-name="P1">C#</text:p>
      <text:p text:style-name="P1">C++</text:p>
      <text:p text:style-name="P1">C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6:07:10.907038133</meta:creation-date>
    <dc:date>2016-11-06T16:10:15.343855398</dc:date>
    <meta:editing-duration>PT3M6S</meta:editing-duration>
    <meta:editing-cycles>1</meta:editing-cycles>
    <meta:document-statistic meta:table-count="0" meta:image-count="0" meta:object-count="0" meta:page-count="1" meta:paragraph-count="8" meta:word-count="11" meta:character-count="71" meta:non-whitespace-character-count="67"/>
    <meta:generator>LibreOffice/5.1.4.2$Linux_X86_64 LibreOffice_project/10m0$Build-2</meta:generator>
  </office:meta>
</office:document-meta>
</file>